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outline-level="1" text:style-name="heading1">a</text:h>
      <text:h text:outline-level="2" text:style-name="heading2">b</text:h>
      <text:p text:style-name="Standard"/>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efault-outline-level="1" style:display-name="heading 1" style:family="paragraph" style:name="heading1" style:next-style-name="Standard" style:parent-style-name="Standard">
      <style:paragraph-properties/>
      <style:text-properties fo:color="#376092" fo:font-size="14pt" fo:font-weight="bold"/>
    </style:style>
    <style:style style:default-outline-level="2" style:display-name="heading 2" style:family="paragraph" style:name="heading2" style:next-style-name="Standard" style:parent-style-name="Standard">
      <style:paragraph-properties/>
      <style:text-properties fo:color="#4F81BD" fo:font-size="13pt" fo:font-weight="bold"/>
    </style: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42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8-04-06T23:27:13</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